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306in" table:align="left"/>
    </style:style>
    <style:style style:name="Table1.A" style:family="table-column">
      <style:table-column-properties style:column-width="1.9354in"/>
    </style:style>
    <style:style style:name="Table1.B" style:family="table-column">
      <style:table-column-properties style:column-width="3.995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0819in"/>
    </style:style>
    <style:style style:name="Table2.B" style:family="table-column">
      <style:table-column-properties style:column-width="2.8069in"/>
    </style:style>
    <style:style style:name="Table2.C" style:family="table-column">
      <style:table-column-properties style:column-width="2.804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09d0f0" officeooo:paragraph-rsid="0009d0f0"/>
    </style:style>
    <style:style style:name="P2" style:family="paragraph" style:parent-style-name="Horizontal_20_Line">
      <style:text-properties officeooo:rsid="0009d0f0"/>
    </style:style>
    <style:style style:name="P3" style:family="paragraph" style:parent-style-name="Heading_20_2">
      <style:text-properties officeooo:rsid="0009d0f0"/>
    </style:style>
    <style:style style:name="P4" style:family="paragraph" style:parent-style-name="Text_20_body">
      <style:text-properties officeooo:rsid="0009d0f0"/>
    </style:style>
    <style:style style:name="P5" style:family="paragraph" style:parent-style-name="Quotations">
      <style:text-properties officeooo:rsid="0009d0f0"/>
    </style:style>
    <style:style style:name="P6" style:family="paragraph" style:parent-style-name="Heading_20_3">
      <style:text-properties officeooo:rsid="0009d0f0"/>
    </style:style>
    <style:style style:name="P7" style:family="paragraph" style:parent-style-name="Text_20_body" style:list-style-name="L1">
      <style:text-properties officeooo:rsid="0009d0f0"/>
    </style:style>
    <style:style style:name="P8" style:family="paragraph" style:parent-style-name="Text_20_body" style:list-style-name="L2">
      <style:text-properties officeooo:rsid="0009d0f0"/>
    </style:style>
    <style:style style:name="P9" style:family="paragraph" style:parent-style-name="Heading_20_2">
      <style:text-properties officeooo:rsid="0009d0f0" officeooo:paragraph-rsid="000b709f"/>
    </style:style>
    <style:style style:name="P10" style:family="paragraph" style:parent-style-name="Text_20_body" style:list-style-name="L3">
      <style:text-properties officeooo:rsid="0009d0f0"/>
    </style:style>
    <style:style style:name="P11" style:family="paragraph" style:parent-style-name="Standard">
      <style:text-properties officeooo:rsid="0009d0f0" officeooo:paragraph-rsid="0009d0f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¡Perfecto! Vamos a armarlo de forma <text:span text:style-name="Strong_20_Emphasis">estructurada</text:span> tomando tus historias de usuario y la lógica que hemos discutido. Esto te deja listo para implementar tanto backend como frontend.</text:p>
      <text:p text:style-name="P2"/>
      <text:h text:style-name="P3" text:outline-level="2">1️⃣ Módulos del sistema</text:h>
      <text:p text:style-name="P4">Cada módulo agrupa funcionalidades relacionadas. Basado en tus HU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ódulo</text:p>
            </table:table-cell>
            <table:table-cell table:style-name="Table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Usuarios</text:span></text:p>
          </table:table-cell>
          <table:table-cell table:style-name="Table1.A1" office:value-type="string">
            <text:p text:style-name="Table_20_Contents">Gestión de docentes, estudiantes y sus rol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signaturas</text:span></text:p>
          </table:table-cell>
          <table:table-cell table:style-name="Table1.A1" office:value-type="string">
            <text:p text:style-name="Table_20_Contents">Gestión de asignaturas y asignación a grupos/docent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rupos</text:span></text:p>
          </table:table-cell>
          <table:table-cell table:style-name="Table1.A1" office:value-type="string">
            <text:p text:style-name="Table_20_Contents">Gestión de grupos de cla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sistencia</text:span></text:p>
          </table:table-cell>
          <table:table-cell table:style-name="Table1.A1" office:value-type="string">
            <text:p text:style-name="Table_20_Contents">Registro y consulta de asistencia, historial y report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étricas / Dashboard</text:span></text:p>
          </table:table-cell>
          <table:table-cell table:style-name="Table1.A1" office:value-type="string">
            <text:p text:style-name="Table_20_Contents">Visualización de métricas generales y estadística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enticación / Seguridad</text:span></text:p>
          </table:table-cell>
          <table:table-cell table:style-name="Table1.A1" office:value-type="string">
            <text:p text:style-name="Table_20_Contents">Login, logout, recuperación y actualización de contraseña.</text:p>
          </table:table-cell>
        </table:table-row>
      </table:table>
      <text:p text:style-name="P5">Opcional: podrías tener un módulo de <text:span text:style-name="Strong_20_Emphasis">Bulk Upload</text:span> si manejas creación masiva por archivos.</text:p>
      <text:p text:style-name="P2"/>
      <text:h text:style-name="P3" text:outline-level="2">2️⃣ Roles y permisos</text:h>
      <text:p text:style-name="P4">Aquí definimos los roles principales y los permisos asociados:</text:p>
      <text:h text:style-name="P6" text:outline-level="3"><text:span text:style-name="Strong_20_Emphasis">Administrador</text:span></text:h>
      <text:p text:style-name="P4">Permisos:</text:p>
      <text:list text:style-name="L1">
        <text:list-item>
          <text:p text:style-name="P7"><text:span text:style-name="Source_20_Text">login</text:span>, <text:span text:style-name="Source_20_Text">logout</text:span></text:p>
        </text:list-item>
        <text:list-item>
          <text:p text:style-name="P7"><text:span text:style-name="Source_20_Text">create_teacher</text:span>, <text:span text:style-name="Source_20_Text">edit_teacher</text:span>, <text:span text:style-name="Source_20_Text">view_teacher</text:span>, <text:span text:style-name="Source_20_Text">toggle_teacher_active</text:span></text:p>
        </text:list-item>
        <text:list-item>
          <text:p text:style-name="P7"><text:span text:style-name="Source_20_Text">create_student</text:span>, <text:span text:style-name="Source_20_Text">edit_student</text:span>, <text:span text:style-name="Source_20_Text">view_student</text:span>, <text:span text:style-name="Source_20_Text">toggle_student_active</text:span></text:p>
        </text:list-item>
        <text:list-item>
          <text:p text:style-name="P7"><text:span text:style-name="Source_20_Text">create_subject</text:span>, <text:span text:style-name="Source_20_Text">edit_subject</text:span>, <text:span text:style-name="Source_20_Text">view_subject</text:span>, <text:span text:style-name="Source_20_Text">toggle_subject_active</text:span></text:p>
        </text:list-item>
        <text:list-item>
          <text:p text:style-name="P7"><text:span text:style-name="Source_20_Text">create_group</text:span>, <text:span text:style-name="Source_20_Text">edit_group</text:span>, <text:span text:style-name="Source_20_Text">view_group</text:span>, <text:span text:style-name="Source_20_Text">delete_group</text:span></text:p>
        </text:list-item>
        <text:list-item>
          <text:p text:style-name="P7"><text:span text:style-name="Source_20_Text">assign_student_to_group</text:span>, <text:span text:style-name="Source_20_Text">assign_teacher_to_group</text:span></text:p>
        </text:list-item>
        <text:list-item>
          <text:p text:style-name="P7"><text:span text:style-name="Source_20_Text">view_metrics</text:span></text:p>
        </text:list-item>
        <text:list-item>
          <text:p text:style-name="P7"><text:span text:style-name="Source_20_Text">view_attendance_report</text:span>, <text:span text:style-name="Source_20_Text">download_attendance_report</text:span>, <text:span text:style-name="Source_20_Text">view_attendance_history</text:span></text:p>
        </text:list-item>
        <text:list-item>
          <text:p text:style-name="P7"><text:span text:style-name="Source_20_Text">bulk_create_students</text:span>, <text:span text:style-name="Source_20_Text">bulk_create_subjects</text:span>, <text:span text:style-name="Source_20_Text">bulk_create_teachers</text:span></text:p>
        </text:list-item>
        <text:list-item>
          <text:p text:style-name="P7"><text:span text:style-name="Source_20_Text">recover_password</text:span>, <text:span text:style-name="Source_20_Text">update_password</text:span></text:p>
        </text:list-item>
      </text:list>
      <text:h text:style-name="P6" text:outline-level="3"><text:span text:style-name="Strong_20_Emphasis">Docente</text:span></text:h>
      <text:p text:style-name="P4">Permisos:</text:p>
      <text:list text:style-name="L2">
        <text:list-item>
          <text:p text:style-name="P8"><text:soft-page-break/><text:span text:style-name="Source_20_Text">login</text:span>, <text:span text:style-name="Source_20_Text">logout</text:span></text:p>
        </text:list-item>
        <text:list-item>
          <text:p text:style-name="P8"><text:span text:style-name="Source_20_Text">view_subject</text:span> (solo asignaturas propias)</text:p>
        </text:list-item>
        <text:list-item>
          <text:p text:style-name="P8"><text:span text:style-name="Source_20_Text">view_group</text:span> (solo grupos propios)</text:p>
        </text:list-item>
        <text:list-item>
          <text:p text:style-name="P8"><text:span text:style-name="Source_20_Text">view_student</text:span> (solo estudiantes de sus grupos)</text:p>
        </text:list-item>
        <text:list-item>
          <text:p text:style-name="P8"><text:span text:style-name="Source_20_Text">view_metrics</text:span>, <text:span text:style-name="Source_20_Text">view_attendance_report</text:span>, <text:span text:style-name="Source_20_Text">download_attendance_report</text:span>, <text:span text:style-name="Source_20_Text">view_attendance_history</text:span></text:p>
        </text:list-item>
        <text:list-item>
          <text:p text:style-name="P8"><text:span text:style-name="Source_20_Text">recover_password</text:span>, <text:span text:style-name="Source_20_Text">update_password</text:span></text:p>
        </text:list-item>
      </text:list>
      <text:p text:style-name="P5">Nota: No tiene permisos de creación o edición de datos maestros, solo consulta.</text:p>
      <text:p text:style-name="P2"/>
      <text:h text:style-name="P3" text:outline-level="2">3️⃣ Mapas de permisos por módulo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ódulo</text:p>
            </table:table-cell>
            <table:table-cell table:style-name="Table2.A1" office:value-type="string">
              <text:p text:style-name="Table_20_Heading">Permisos Administrador</text:p>
            </table:table-cell>
            <table:table-cell table:style-name="Table2.A1" office:value-type="string">
              <text:p text:style-name="Table_20_Heading">Permisos Docent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Usuarios</text:span></text:p>
          </table:table-cell>
          <table:table-cell table:style-name="Table2.A1" office:value-type="string">
            <text:p text:style-name="Table_20_Contents"><text:span text:style-name="Source_20_Text">create_teacher</text:span>, <text:span text:style-name="Source_20_Text">edit_teacher</text:span>, <text:span text:style-name="Source_20_Text">view_teacher</text:span>, <text:span text:style-name="Source_20_Text">toggle_teacher_active</text:span>, <text:span text:style-name="Source_20_Text">create_student</text:span>, <text:span text:style-name="Source_20_Text">edit_student</text:span>, <text:span text:style-name="Source_20_Text">view_student</text:span>, <text:span text:style-name="Source_20_Text">toggle_student_active</text:span></text:p>
          </table:table-cell>
          <table:table-cell table:style-name="Table2.A1" office:value-type="string">
            <text:p text:style-name="Table_20_Contents"><text:span text:style-name="Source_20_Text">view_student</text:span> (solo su grupo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signaturas</text:span></text:p>
          </table:table-cell>
          <table:table-cell table:style-name="Table2.A1" office:value-type="string">
            <text:p text:style-name="Table_20_Contents"><text:span text:style-name="Source_20_Text">create_subject</text:span>, <text:span text:style-name="Source_20_Text">edit_subject</text:span>, <text:span text:style-name="Source_20_Text">view_subject</text:span>, <text:span text:style-name="Source_20_Text">toggle_subject_active</text:span></text:p>
          </table:table-cell>
          <table:table-cell table:style-name="Table2.A1" office:value-type="string">
            <text:p text:style-name="Table_20_Contents"><text:span text:style-name="Source_20_Text">view_subject</text:span> (solo asignaturas propia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rupos</text:span></text:p>
          </table:table-cell>
          <table:table-cell table:style-name="Table2.A1" office:value-type="string">
            <text:p text:style-name="Table_20_Contents"><text:span text:style-name="Source_20_Text">create_group</text:span>, <text:span text:style-name="Source_20_Text">edit_group</text:span>, <text:span text:style-name="Source_20_Text">view_group</text:span>, <text:span text:style-name="Source_20_Text">delete_group</text:span>, <text:span text:style-name="Source_20_Text">assign_student_to_group</text:span>, <text:span text:style-name="Source_20_Text">assign_teacher_to_group</text:span></text:p>
          </table:table-cell>
          <table:table-cell table:style-name="Table2.A1" office:value-type="string">
            <text:p text:style-name="Table_20_Contents"><text:span text:style-name="Source_20_Text">view_group</text:span> (solo sus grupo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sistencia</text:span></text:p>
          </table:table-cell>
          <table:table-cell table:style-name="Table2.A1" office:value-type="string">
            <text:p text:style-name="Table_20_Contents"><text:span text:style-name="Source_20_Text">view_attendance_report</text:span>, <text:span text:style-name="Source_20_Text">download_attendance_report</text:span>, <text:span text:style-name="Source_20_Text">view_attendance_history</text:span></text:p>
          </table:table-cell>
          <table:table-cell table:style-name="Table2.A1" office:value-type="string">
            <text:p text:style-name="Table_20_Contents"><text:span text:style-name="Source_20_Text">view_attendance_report</text:span>, <text:span text:style-name="Source_20_Text">download_attendance_report</text:span>, <text:span text:style-name="Source_20_Text">view_attendance_history</text:span> (solo de sus grupo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étricas / Dashboard</text:span></text:p>
          </table:table-cell>
          <table:table-cell table:style-name="Table2.A1" office:value-type="string">
            <text:p text:style-name="Table_20_Contents"><text:span text:style-name="Source_20_Text">view_metrics</text:span></text:p>
          </table:table-cell>
          <table:table-cell table:style-name="Table2.A1" office:value-type="string">
            <text:p text:style-name="Table_20_Contents"><text:span text:style-name="Source_20_Text">view_metrics</text:span> (solo de sus grupo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utenticación / Seguridad</text:span></text:p>
          </table:table-cell>
          <table:table-cell table:style-name="Table2.A1" office:value-type="string">
            <text:p text:style-name="Table_20_Contents"><text:span text:style-name="Source_20_Text">login</text:span>, <text:span text:style-name="Source_20_Text">logout</text:span>, <text:span text:style-name="Source_20_Text">recover_password</text:span>, <text:span text:style-name="Source_20_Text">update_password</text:span></text:p>
          </table:table-cell>
          <table:table-cell table:style-name="Table2.A1" office:value-type="string">
            <text:p text:style-name="Table_20_Contents"><text:span text:style-name="Source_20_Text">login</text:span>, <text:span text:style-name="Source_20_Text">logout</text:span>, <text:span text:style-name="Source_20_Text">recover_password</text:span>, <text:span text:style-name="Source_20_Text">update_password</text:span></text:p>
          </table:table-cell>
        </table:table-row>
      </table:table>
      <text:p text:style-name="P2"/>
      <text:p text:style-name="P4"/>
      <text:p text:style-name="P4"/>
      <text:p text:style-name="P4"/>
      <text:p text:style-name="P4"/>
      <text:h text:style-name="P9" text:outline-level="2"><text:soft-page-break/>4️⃣ Observaciones</text:h>
      <text:list text:style-name="L3">
        <text:list-item>
          <text:p text:style-name="P10"><text:span text:style-name="Strong_20_Emphasis">Backend</text:span>:</text:p>
          <text:list>
            <text:list-item>
              <text:p text:style-name="P10">Validas permisos para cada endpoint con Guards en NestJS (ejemplo <text:span text:style-name="Source_20_Text">@UseGuards(PermissionsGuard)</text:span>).</text:p>
            </text:list-item>
            <text:list-item>
              <text:p text:style-name="P10">Para permisos “mismo permiso, diferente visibilidad” (<text:span text:style-name="Source_20_Text">view_subject</text:span>, <text:span text:style-name="Source_20_Text">view_student</text:span>), filtras los datos en la query según el rol y relaciones.</text:p>
            </text:list-item>
          </text:list>
        </text:list-item>
        <text:list-item>
          <text:p text:style-name="P10"><text:span text:style-name="Strong_20_Emphasis">Frontend</text:span>:</text:p>
          <text:list>
            <text:list-item>
              <text:p text:style-name="P10">Pides al backend el menú según los permisos del usuario.</text:p>
            </text:list-item>
            <text:list-item>
              <text:p text:style-name="P10">Solo renderizas lo que el backend permite.</text:p>
            </text:list-item>
          </text:list>
        </text:list-item>
        <text:list-item>
          <text:p text:style-name="P10"><text:span text:style-name="Strong_20_Emphasis">Escalabilidad</text:span>:</text:p>
          <text:list>
            <text:list-item>
              <text:p text:style-name="P10">Si más adelante agregas roles como “Superadmin”, solo agregas permisos especiales y las queries pueden devolver todos los datos sin filtrar.</text:p>
            </text:list-item>
          </text:list>
        </text:list-item>
      </text:list>
      <text:p text:style-name="P2"/>
      <text:p text:style-name="P4">Si quieres, puedo hacerte un <text:span text:style-name="Strong_20_Emphasis">diagrama final de módulos → roles → permisos</text:span> listo para meterlo en la base de datos y usarlo en NestJS. Esto sería como un “mapa de acceso” completo.</text:p>
      <text:p text:style-name="P4">¿Quieres que haga eso?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1-24T12:34:52.307097804</dc:date>
    <meta:editing-duration>PT1H49M17S</meta:editing-duration>
    <meta:editing-cycles>1</meta:editing-cycles>
    <meta:document-statistic meta:table-count="2" meta:image-count="0" meta:object-count="0" meta:page-count="3" meta:paragraph-count="74" meta:word-count="397" meta:character-count="3285" meta:non-whitespace-character-count="2986"/>
  </office:meta>
</office:document-meta>
</file>